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margin-left="-0.005cm" fo:margin-right="0cm" fo:margin-top="0cm" fo:margin-bottom="0.212cm" fo:line-height="150%" fo:text-indent="0cm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Creare</text:span><text:span text:style-name="T3"> sul </text:span><text:span text:style-name="T4">Desktop</text:span><text:span text:style-name="T3"> una nuova cartella e </text:span><text:span text:style-name="T2">chiamarla</text:span><text:span text:style-name="T3"> </text:span><text:span text:style-name="T5">Documenti Vari</text:span><text:span text:style-name="T3">.</text:span></text:p>
        </text:list-item>
        <text:list-item>
          <text:p text:style-name="P3"><text:span text:style-name="T3">Al suo interno </text:span><text:span text:style-name="T2">creare</text:span><text:span text:style-name="T3"> una nuova cartella e chiamarla </text:span><text:span text:style-name="T5">informazioni</text:span><text:span text:style-name="T3">.</text:span></text:p>
        </text:list-item>
        <text:list-item>
          <text:p text:style-name="P3"><text:span text:style-name="T3">Al suo interno </text:span><text:span text:style-name="T2">creare</text:span><text:span text:style-name="T3"> una nuova cartella e chiamarla </text:span><text:span text:style-name="T5">testi</text:span><text:span text:style-name="T3">.</text:span></text:p>
        </text:list-item>
        <text:list-item>
          <text:p text:style-name="P3"><text:span text:style-name="T2">Aprire</text:span><text:span text:style-name="T3"> il blocco note e </text:span><text:span text:style-name="T2">scrivere</text:span><text:span text:style-name="T3"> il seguente testo:</text:span></text:p>
        </text:list-item>
      </text:list>
      <text:p text:style-name="P2"/>
      <text:p text:style-name="P2">Intercettazioni, smascherati abusi dell'FBI</text:p>
      <text:p text:style-name="P2">Washington (USA) - Sta sollevando grande rumore un articolo apparso sul Washington Post che getta una luce inquietante sulle operazioni classificate condotte in questi anni dall'FBI, la polizia federale statunitense.</text:p>
      <text:p text:style-name="P2">Sono almeno 13 i casi di abuso fin qui emersi e si parla esplicitamente di perquisizioni effettuate senza avallo superiore.</text:p>
      <text:p text:style-name="P2"/>
      <text:list text:style-name="WW8Num1" text:continue-numbering="true">
        <text:list-item>
          <text:p text:style-name="P3"><text:span text:style-name="T2">Salvare</text:span><text:span text:style-name="T3"> il documento all’interno della cartella </text:span><text:span text:style-name="T4">testi</text:span><text:span text:style-name="T3"> con il nome </text:span><text:span text:style-name="T5">FBI</text:span><text:span text:style-name="T3">.</text:span></text:p>
        </text:list-item>
        <text:list-item>
          <text:p text:style-name="P3"><text:span text:style-name="T2">Copiare</text:span><text:span text:style-name="T3"> il file </text:span><text:span text:style-name="T5">FBI</text:span><text:span text:style-name="T3"> nella cartella </text:span><text:span text:style-name="T4">Documenti Vari</text:span><text:span text:style-name="T3">. </text:span><text:span text:style-name="T2">Rinominare</text:span><text:span text:style-name="T3"> il file con nome </text:span><text:span text:style-name="T5">CopiaFBI</text:span><text:span text:style-name="T3">.</text:span></text:p>
        </text:list-item>
        <text:list-item>
          <text:p text:style-name="P3"><text:span text:style-name="T2">Creare</text:span><text:span text:style-name="T3"> un collegamento sul </text:span><text:span text:style-name="T4">Desktop</text:span><text:span text:style-name="T3"> al file </text:span><text:span text:style-name="T5">FBI</text:span><text:span text:style-name="T3">.</text:span></text:p>
        </text:list-item>
        <text:list-item>
          <text:p text:style-name="P3"><text:span text:style-name="T2">Eliminare</text:span><text:span text:style-name="T3"> da Documenti recenti le tracce dell’apertura del file.</text:span></text:p>
        </text:list-item>
        <text:list-item>
          <text:p text:style-name="P3"><text:span text:style-name="T2">Visualizzare</text:span><text:span text:style-name="T3"> le </text:span><text:span text:style-name="T5">proprietà</text:span><text:span text:style-name="T3"> della cartella </text:span><text:span text:style-name="T4">Documenti Vari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6:</dc:title>
    <meta:initial-creator>caresia.marco</meta:initial-creator>
    <meta:creation-date>2006-07-17T14:25:00</meta:creation-date>
    <dc:creator>Marco</dc:creator>
    <dc:date>2006-07-17T14:25:00</dc:date>
    <meta:print-date>2005-10-27T13:50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42" meta:character-count="958"/>
  </office:meta>
</office:document-meta>
</file>